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7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text:display="non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text:display="non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Code<text:s/></text:span><text:span text:style-name="T2">Leader</text:span></text:p>
      <text:p text:style-name="P2"><text:span text:style-name="T3">Timezone:<text:s text:c="2"/>UTC/GMT +2</text:span><text:span text:style-name="T4"><text:line-break/></text:span><text:span text:style-name="T5">(Check what time is it here in Finland from here:<text:s/></text:span><text:a xlink:href="http://tinyurl.com/6xuvdz8"><text:span text:style-name="T6">http://tinyurl.com/6xuvdz8</text:span></text:a><text:span text:style-name="T7">)</text:span></text:p>
      <text:p text:style-name="P3"><text:span text:style-name="T8">Skills:</text:span><text:span text:style-name="T9"><text:s/></text:span><text:span text:style-name="T10">Good with HTML,CSS,JAVASCRIPT (jQuery), PHP.</text:span></text:p>
      <text:p text:style-name="P4"><text:span text:style-name="T10">Secondary Skills:<text:s text:c="2"/>I like to write some random stuff, do some (crappy) drawings and plan all kind of things.</text:span></text:p>
      <text:p text:style-name="P4"><text:span text:style-name="T10">Other Stuff: -</text:span></text:p>
      <text:p text:style-name="P4"><text:span text:style-name="T10"/></text:p>
      <text:p text:style-name="P5"><text:span text:style-name="T10">Cyklow<text:s/></text:span><text:span text:style-name="T11">Co-Leader</text:span></text:p>
      <text:p text:style-name="P6"><text:span text:style-name="T12">GT+1 </text:span></text:p>
      <text:p text:style-name="P6"><text:span text:style-name="T12">Web Fundamentals(CSS and HTML)</text:span></text:p>
      <text:p text:style-name="P6"><text:span text:style-name="T12">Learning javascript</text:span></text:p>
      <text:p text:style-name="P6"><text:span text:style-name="T12">Pokemon,Yu-gi-oh(card+console),Urban Rivals(online) and Chaotic(Card)</text:span></text:p>
      <text:p text:style-name="P6"><text:span text:style-name="T13"/></text:p>
      <text:p text:style-name="P6"><text:span text:style-name="T13"/></text:p>
      <text:p text:style-name="P6"><text:span text:style-name="T14">Floyd </text:span></text:p>
      <text:p text:style-name="P6"><text:span text:style-name="T14">Gt+1, </text:span></text:p>
      <text:p text:style-name="P6"><text:span text:style-name="T14">basic html/css/javascript/jQeury/actionscript/php</text:span></text:p>
      <text:p text:style-name="P6"><text:span text:style-name="T14">Would like to learn more of all of the above</text:span></text:p>
      <text:p text:style-name="P6"><text:span text:style-name="T14">Magic card, yu-gi-oh (card and console)</text:span></text:p>
      <text:p text:style-name="P6"><text:span text:style-name="T15"/></text:p>
      <text:p text:style-name="P6"><text:span text:style-name="T15"/></text:p>
      <text:p text:style-name="P6"><text:span text:style-name="T16">Jeramy D – </text:span></text:p>
      <text:p text:style-name="P6"><text:span text:style-name="T16">(UTC - 5:00)Eastern US Time</text:span></text:p>
      <text:p text:style-name="P6"><text:span text:style-name="T16">Languages I have dabbled in :</text:span></text:p>
      <text:p text:style-name="P6"><text:span text:style-name="T16">XML, CSS, HTML, C++, C#, Python, JavaScript</text:span></text:p>
      <text:p text:style-name="P6"><text:span text:style-name="T16">Secondary Skills:</text:span></text:p>
      <text:p text:style-name="P7"><text:span text:style-name="T16">Writing, some art, music production (</text:span><text:a xlink:href="http://www.soundcloud.com/jeramyd"><text:span text:style-name="T18">www.soundcloud.com/jeramyd</text:span></text:a><text:span text:style-name="T19">) knows some art people </text:span></text:p>
      <text:p text:style-name="P8"><text:span text:style-name="T19">Magic(Card+console)</text:span></text:p>
      <text:p text:style-name="P8"><text:span text:style-name="T19"/></text:p>
      <text:p text:style-name="P8"><text:span text:style-name="T19">Adam B (Oboros) – </text:span></text:p>
      <text:p text:style-name="P8"><text:span text:style-name="T19">(UTC - 5:00)Eastern US Time</text:span></text:p>
      <text:p text:style-name="P8"><text:span text:style-name="T19">Languages I know:</text:span></text:p>
      <text:p text:style-name="P8"><text:span text:style-name="T19">CSS, HTML, C++, C#, JavaScript(Jquery)</text:span></text:p>
      <text:p text:style-name="P8"><text:span text:style-name="T19">Skills (In order of what I'd like to contribute):</text:span></text:p>
      <text:p text:style-name="P9"><text:span text:style-name="T19">Art, Music production (</text:span><text:a xlink:href="http://www.soundcloud.com/jackaltackle"><text:span text:style-name="T21">www.soundcloud.com/jackaltackle</text:span></text:a><text:span text:style-name="T22">), Programming</text:span></text:p>
      <text:p text:style-name="P10"><text:span text:style-name="T22">Magic (Card+console), Yugi-Oh (Card) Pokemon (Card), Gundam War (Card), Marvel VS (Card) Naruto (Card)<text:s text:c="2"/></text:span></text:p>
      <text:p text:style-name="P10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